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262cm"/>
    </style:style>
    <style:style style:name="gr2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ef413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add58a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2b511a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5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56cm"/>
    </style:style>
    <style:style style:name="gr9" style:family="graphic" style:parent-style-name="standard">
      <style:graphic-properties svg:stroke-color="#000000" draw:fill-color="#00381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00381f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fill-color="#2b511a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07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-color="#ef413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add58a"/>
      <style:paragraph-properties fo:text-align="center"/>
    </style:style>
    <style:style style:name="P6" style:family="paragraph">
      <loext:graphic-properties draw:fill-color="#2b511a"/>
      <style:paragraph-properties fo:text-align="center"/>
    </style:style>
    <style:style style:name="P7" style:family="paragraph">
      <loext:graphic-properties draw:fill-color="#00381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127cm" svg:x="6.715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2.1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2.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2.3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7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1.66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7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9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1.28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1.28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0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0.90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1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0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0.90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1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0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0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1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096cm" svg:y="11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096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842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096cm" svg:y="11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588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842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588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2.1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2.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6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7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1.66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7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9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1.28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1.28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12cm" svg:y="11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0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0.90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1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0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0.90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0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12cm" svg:y="10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112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62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62cm" svg:y="10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62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2.1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82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0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334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127cm" svg:x="6.715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2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2.04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1.66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1.28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1.28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0.9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6.969cm" svg:y="10.9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6.588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6.715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96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71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84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96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09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58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096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096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842cm" svg:y="11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096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588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71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01cm" svg:height="0.127cm" svg:x="6.84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588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2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2.04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6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1.66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1.28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1.28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1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0.9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8.239cm" svg:y="10.9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858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985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23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11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366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493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8.6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8.112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112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62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366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62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493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8.6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8.239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10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10.01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10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9.63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9.25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9.25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47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8.87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8.87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47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477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10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10.01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10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10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10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9.63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9.25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9.25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223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477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8.8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7.604cm" svg:y="8.8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7.22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8.7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477cm" svg:y="8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477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8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223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10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254cm" svg:x="7.858cm" svg:y="10.39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254cm" svg:x="7.35cm" svg:y="10.39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127cm" svg:height="0.127cm" svg:x="8.62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493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66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12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66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001cm" svg:x="8.366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66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493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366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493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858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858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112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239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8.62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969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715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715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969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096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3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35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969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842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715cm" svg:y="11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71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88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969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096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3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35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969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715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588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858cm" svg:y="10.2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10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10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731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604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604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35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7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985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9.7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7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604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35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604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35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7.858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858cm" svg:y="9.1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9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731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604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35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7.35cm" svg:y="8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6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3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3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47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73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85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985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7.223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985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7.604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7.858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731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858cm" svg:y="8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985cm" svg:y="8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8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7.731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731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604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35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223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7.477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604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7.85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98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858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7.604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2.1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2.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2.3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7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1.66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7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9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1.28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1.28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0.9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0.9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1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1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064cm" svg:y="11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064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2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2.04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1.66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4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1.28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4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1.28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0.9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1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5.191cm" svg:y="10.9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81cm" svg:y="11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1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0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0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937cm" svg:y="10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064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318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0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1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1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064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1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1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445cm" svg:y="11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11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19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01cm" svg:height="0.127cm" svg:x="5.064cm" svg:y="10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10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572cm" svg:y="10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5.572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91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91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445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445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445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318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572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572cm" svg:y="11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445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91cm" svg:y="11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064cm" svg:y="11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1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91cm" svg:y="1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318cm" svg:y="1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445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572cm" svg:y="11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445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5.191cm" svg:y="10.6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81cm" svg:y="10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318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44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191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572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0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4cm" svg:y="10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0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54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794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54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3.54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667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667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794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21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02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2.1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2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048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048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3.667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21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2.3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02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2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3.921cm" svg:y="12.04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762cm" svg:height="0.127cm" svg:x="3.667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1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21cm" svg:y="11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667cm" svg:y="11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048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794cm" svg:y="11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1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048cm" svg:y="11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794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302cm" svg:y="11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1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21cm" svg:y="11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794cm" svg:y="11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667cm" svg:y="11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1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048cm" svg:y="11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54cm" svg:y="1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3.66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92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3.66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794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04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54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048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3.54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3.667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54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3.921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048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30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921cm" svg:y="11.0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3.667cm" svg:y="11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3.921cm" svg:y="12.049cm">
          <text:p/>
          <draw:enhanced-geometry svg:viewBox="0 0 21600 21600" draw:mirror-horizontal="false" draw:mirror-vertical="false" draw:text-areas="?f0 ?f7 ?f2 21600" draw:type="up-arrow" draw:modifiers="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127cm" svg:x="3.921cm" svg:y="12.049cm">
          <text:p/>
          <draw:enhanced-geometry svg:viewBox="0 0 21600 21600" draw:mirror-horizontal="false" draw:mirror-vertical="false" draw:text-areas="?f0 ?f7 ?f2 21600" draw:type="up-arrow" draw:modifiers="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127cm" svg:x="3.921cm" svg:y="11.66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127cm" svg:x="3.921cm" svg:y="11.28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127cm" svg:x="3.921cm" svg:y="10.9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762cm" svg:height="0.127cm" svg:x="4.302cm" svg:y="10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10.01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10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10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10.01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10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10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10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254cm" svg:x="4.81cm" svg:y="10.39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254cm" svg:x="4.302cm" svg:y="10.39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127cm" svg:height="0.127cm" svg:x="4.81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81cm" svg:y="10.2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10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10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683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556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556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302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7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9.63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9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429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9.63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5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429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7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7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81cm" svg:y="9.7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9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556cm" svg:y="9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9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302cm" svg:y="9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9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175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81cm" svg:y="9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9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556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302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6cm" svg:x="4.556cm" svg:y="9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27cm" svg:height="0.127cm" svg:x="4.556cm" svg:y="9.25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127cm" svg:x="4.556cm" svg:y="9.25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127cm" svg:height="0.127cm" svg:x="4.42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8.87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8.87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429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27cm" svg:height="0.127cm" svg:x="4.556cm" svg:y="9.25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127cm" svg:x="4.556cm" svg:y="9.25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127cm" svg:height="0.127cm" svg:x="4.42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8.8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9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127cm" svg:x="4.556cm" svg:y="8.8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127cm" svg:height="0.127cm" svg:x="4.17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8.7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6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429cm" svg:y="8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8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175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27cm" svg:height="0.127cm" svg:x="4.8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81cm" svg:y="9.1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9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683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556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556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302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4.302cm" svg:y="8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6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302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02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429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683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8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937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4.175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93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4.556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81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81cm" svg:y="8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937cm" svg:y="8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8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4.683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683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556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302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175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4.429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683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4.81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937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81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556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27cm" svg:height="0.127cm" svg:x="5.826cm" svg:y="8.6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08cm" svg:y="8.6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7cm" svg:height="0.127cm" svg:x="6.334cm" svg:y="8.6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127cm" svg:x="5.826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26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8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334cm" svg:y="8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5.826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26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8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953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826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461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699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33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461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5.826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8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334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5.826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8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953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826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461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5.69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33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461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127cm" svg:x="5.826cm" svg:y="7.9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7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7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7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7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7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7.9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26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8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461cm" svg:y="8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6.08cm" svg:y="7.9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127cm" svg:x="5.826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7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826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826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953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08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207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334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6.461cm" svg:y="8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127cm" svg:x="5.699cm" svg:y="8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461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27cm" svg:height="0.127cm" svg:x="6.08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6.334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207cm" svg:y="8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6.334cm" svg:y="8.1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461cm" svg:y="7.9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207cm" svg:y="7.9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6.207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6.207cm" svg:y="8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6.08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08cm" svg:y="8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5.9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5.826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5.699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5.699cm" svg:y="8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7cm" svg:height="0.127cm" svg:x="5.953cm" svg:y="8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6.33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461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334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6.08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4.81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4.556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6cm" svg:x="4.429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27cm" svg:height="0.127cm" svg:x="4.429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127cm" svg:x="6.588cm" svg:y="8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0.635cm" svg:height="0.127cm" svg:x="5.064cm" svg:y="8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0.127cm" svg:height="0.127cm" svg:x="6.207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6.207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5.953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5.953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127cm" svg:height="0.127cm" svg:x="5.69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127cm" svg:height="0.127cm" svg:x="5.826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127cm" svg:height="0.127cm" svg:x="5.699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222cm" svg:height="0.254cm" svg:x="5.699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223cm" svg:height="0.254cm" svg:x="5.921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222cm" svg:height="0.254cm" svg:x="6.144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222cm" svg:height="0.254cm" svg:x="6.366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127cm" svg:height="0.635cm" svg:x="6.08cm" svg:y="7.3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127cm" svg:x="7.604cm" svg:y="8.8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127cm" svg:height="0.254cm" svg:x="6.08cm" svg:y="8.23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127cm" svg:height="0.127cm" svg:x="4.683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9T21:03:49.731871244</meta:creation-date>
    <dc:date>2022-04-09T23:30:34.065211311</dc:date>
    <meta:editing-duration>PT1H33M11S</meta:editing-duration>
    <meta:editing-cycles>6</meta:editing-cycles>
    <meta:generator>LibreOffice/6.0.7.3$Linux_X86_64 LibreOffice_project/00m0$Build-3</meta:generator>
    <meta:document-statistic meta:object-count="3297"/>
  </office:meta>
</office:document-meta>
</file>